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fbce7" officeooo:paragraph-rsid="000fbce7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fbce7" officeooo:paragraph-rsid="000fbce7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paragraph-rsid="0013b6bb"/>
    </style:style>
    <style:style style:name="P6" style:family="paragraph" style:parent-style-name="Standard" style:list-style-name="L2">
      <style:text-properties officeooo:paragraph-rsid="0013b6bb"/>
    </style:style>
    <style:style style:name="P7" style:family="paragraph" style:parent-style-name="Standard" style:list-style-name="L3">
      <style:text-properties officeooo:paragraph-rsid="0013b6bb"/>
    </style:style>
    <style:style style:name="P8" style:family="paragraph" style:parent-style-name="Standard" style:list-style-name="L4">
      <style:text-properties officeooo:paragraph-rsid="0013b6bb"/>
    </style:style>
    <style:style style:name="P9" style:family="paragraph" style:parent-style-name="Standard" style:list-style-name="L5">
      <style:text-properties officeooo:paragraph-rsid="00153e55"/>
    </style:style>
    <style:style style:name="P10" style:family="paragraph" style:parent-style-name="Standard" style:list-style-name="L6">
      <style:text-properties officeooo:paragraph-rsid="00153e55"/>
    </style:style>
    <style:style style:name="P11" style:family="paragraph" style:parent-style-name="Standard" style:list-style-name="L7">
      <style:text-properties officeooo:paragraph-rsid="0015f4e3"/>
    </style:style>
    <style:style style:name="P12" style:family="paragraph" style:parent-style-name="Standard" style:list-style-name="L8">
      <style:text-properties officeooo:paragraph-rsid="0015f4e3"/>
    </style:style>
    <style:style style:name="P13" style:family="paragraph" style:parent-style-name="Standard" style:list-style-name="L9">
      <style:text-properties officeooo:paragraph-rsid="0015f4e3"/>
    </style:style>
    <style:style style:name="P14" style:family="paragraph" style:parent-style-name="Standard" style:list-style-name="L10">
      <style:text-properties officeooo:paragraph-rsid="0015f4e3"/>
    </style:style>
    <style:style style:name="P15" style:family="paragraph" style:parent-style-name="Standard" style:list-style-name="L11">
      <style:text-properties officeooo:paragraph-rsid="00178400"/>
    </style:style>
    <style:style style:name="P16" style:family="paragraph" style:parent-style-name="Standard">
      <style:text-properties officeooo:paragraph-rsid="00178400"/>
    </style:style>
    <style:style style:name="P17" style:family="paragraph" style:parent-style-name="Standard" style:list-style-name="L12">
      <style:text-properties officeooo:paragraph-rsid="00178400"/>
    </style:style>
    <style:style style:name="P18" style:family="paragraph" style:parent-style-name="Standard" style:list-style-name="L13">
      <style:text-properties officeooo:paragraph-rsid="00178400"/>
    </style:style>
    <style:style style:name="P19" style:family="paragraph" style:parent-style-name="Standard" style:list-style-name="L14">
      <style:text-properties officeooo:paragraph-rsid="00178400"/>
    </style:style>
    <style:style style:name="P20" style:family="paragraph" style:parent-style-name="Standard" style:list-style-name="L15">
      <style:text-properties officeooo:paragraph-rsid="00178400"/>
    </style:style>
    <style:style style:name="P21" style:family="paragraph" style:parent-style-name="Standard" style:list-style-name="L16">
      <style:text-properties officeooo:paragraph-rsid="00197ad0"/>
    </style:style>
    <style:style style:name="P22" style:family="paragraph" style:parent-style-name="Standard" style:list-style-name="L17">
      <style:text-properties officeooo:paragraph-rsid="00197ad0"/>
    </style:style>
    <style:style style:name="P23" style:family="paragraph" style:parent-style-name="Standard" style:list-style-name="L18">
      <style:text-properties officeooo:paragraph-rsid="00197ad0"/>
    </style:style>
    <style:style style:name="P24" style:family="paragraph" style:parent-style-name="Standard" style:list-style-name="L19">
      <style:text-properties officeooo:paragraph-rsid="00197ad0"/>
    </style:style>
    <style:style style:name="P25" style:family="paragraph" style:parent-style-name="Standard" style:list-style-name="L20">
      <style:text-properties officeooo:paragraph-rsid="00197ad0"/>
    </style:style>
    <style:style style:name="P26" style:family="paragraph" style:parent-style-name="Standard" style:list-style-name="L21">
      <style:text-properties officeooo:paragraph-rsid="00197ad0"/>
    </style:style>
    <style:style style:name="P27" style:family="paragraph" style:parent-style-name="Standard" style:list-style-name="L21">
      <style:text-properties officeooo:paragraph-rsid="001b7664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t 2: Case Study Analysis (40%)</text:p>
      <text:p text:style-name="Standard"/>
      <text:p text:style-name="P3">Case 1: Biased Hiring Tool — Amazon’s Recruiting System</text:p>
      <text:p text:style-name="Standard"/>
      <text:list text:style-name="L1">
        <text:list-item>
          <text:p text:style-name="P5"><text:span text:style-name="T1">Scenario: </text:span>Amazon developed a hiring algorithm that unintentionally penalized female candidates because the training data came from 10 years of male-dominated tech hiring.</text:p>
        </text:list-item>
      </text:list>
      <text:p text:style-name="Standard"/>
      <text:p text:style-name="P3">1. Identify the Source of Bias</text:p>
      <text:list text:style-name="L2">
        <text:list-item>
          <text:p text:style-name="P6">Biased Training Data</text:p>
          <text:list>
            <text:list-item>
              <text:list>
                <text:list-item>
                  <text:p text:style-name="P6">The historical CVs used for training were mostly from men.</text:p>
                </text:list-item>
                <text:list-item>
                  <text:p text:style-name="P6">The model learned that male-associated patterns (e.g., “executed”, “captain”, “software engineer”) were “better”, and downgraded CVs containing “women’s…” activities or women-centric schools.</text:p>
                </text:list-item>
              </text:list>
            </text:list-item>
          </text:list>
        </text:list-item>
      </text:list>
      <text:p text:style-name="Standard"/>
      <text:list text:style-name="L3">
        <text:list-item>
          <text:p text:style-name="P7">Proxy Variables for Gender</text:p>
          <text:list>
            <text:list-item>
              <text:list>
                <text:list-item>
                  <text:p text:style-name="P7">Even when gender labels were removed, the model detected indirect signals (e.g., women-only colleges, female-coded words).</text:p>
                </text:list-item>
              </text:list>
            </text:list-item>
          </text:list>
        </text:list-item>
      </text:list>
      <text:p text:style-name="Standard"/>
      <text:list text:style-name="L4">
        <text:list-item>
          <text:p text:style-name="P8">Lack of Fairness Constraints in Model Design</text:p>
          <text:list>
            <text:list-item>
              <text:list>
                <text:list-item>
                  <text:p text:style-name="P8">The model was optimized purely for prediction accuracy — not fairness. No mechanisms prevented discriminatory outcomes.</text:p>
                </text:list-item>
              </text:list>
            </text:list-item>
          </text:list>
        </text:list-item>
      </text:list>
      <text:p text:style-name="Standard"/>
      <text:p text:style-name="P3">2. Propose Three Fixes to Make the Tool Fairer</text:p>
      <text:list text:style-name="L5">
        <text:list-item>
          <text:p text:style-name="P9">Balanced, Representative Training Data</text:p>
          <text:list>
            <text:list-item>
              <text:list>
                <text:list-item>
                  <text:p text:style-name="P9">Include equal numbers of male and female Cvs.</text:p>
                </text:list-item>
                <text:list-item>
                  <text:p text:style-name="P9">Remove historical patterns that reflect discrimination.</text:p>
                </text:list-item>
                <text:list-item>
                  <text:p text:style-name="P9">Curate a gender-neutral dataset with diverse educational and professional backgrounds.</text:p>
                </text:list-item>
              </text:list>
            </text:list-item>
          </text:list>
        </text:list-item>
      </text:list>
      <text:p text:style-name="Standard"/>
      <text:list text:style-name="L6">
        <text:list-item>
          <text:p text:style-name="P10">Use Fairness-Aware Algorithms from Libraries like AIF360</text:p>
          <text:list>
            <text:list-item>
              <text:list>
                <text:list-item>
                  <text:p text:style-name="P10">Apply reweighing, disparate impact remover, or adversarial debiasing.</text:p>
                </text:list-item>
                <text:list-item>
                  <text:p text:style-name="P10">Add fairness constraints so the model cannot penalize gender-linked features.</text:p>
                </text:list-item>
              </text:list>
            </text:list-item>
          </text:list>
        </text:list-item>
      </text:list>
      <text:p text:style-name="Standard"/>
      <text:list text:style-name="L7">
        <text:list-item>
          <text:p text:style-name="P11">Human-in-the-Loop Decision-Making</text:p>
          <text:list>
            <text:list-item>
              <text:list>
                <text:list-item>
                  <text:p text:style-name="P11">AI should rank candidates, not judge them.</text:p>
                </text:list-item>
                <text:list-item>
                  <text:p text:style-name="P11">Final decisions should involve trained HR officers to catch errors or unfair patterns.</text:p>
                </text:list-item>
              </text:list>
            </text:list-item>
          </text:list>
        </text:list-item>
      </text:list>
      <text:p text:style-name="Standard"/>
      <text:p text:style-name="P3">3. Suggest Metrics to Evaluate Fairness Post-Correction</text:p>
      <text:list text:style-name="L8">
        <text:list-item>
          <text:p text:style-name="P12">Disparate Impact Ratio (DIR)</text:p>
          <text:list>
            <text:list-item>
              <text:list>
                <text:list-item>
                  <text:p text:style-name="P12">Measures whether selection rates for women vs. men are proportionate.</text:p>
                </text:list-item>
                <text:list-item>
                  <text:p text:style-name="P12">(80% rule: ratio ≥ 0.8 is acceptable.)</text:p>
                </text:list-item>
              </text:list>
            </text:list-item>
          </text:list>
        </text:list-item>
      </text:list>
      <text:p text:style-name="Standard"/>
      <text:list text:style-name="L9">
        <text:list-item>
          <text:p text:style-name="P13">Equal Opportunity Difference</text:p>
          <text:list>
            <text:list-item>
              <text:p text:style-name="P13">Ensures qualified male and female candidates have equal chances of being recommended.</text:p>
            </text:list-item>
          </text:list>
        </text:list-item>
      </text:list>
      <text:list text:style-name="L10">
        <text:list-item>
          <text:p text:style-name="P14"><text:soft-page-break/>Demographic Parity</text:p>
          <text:list>
            <text:list-item>
              <text:list>
                <text:list-item>
                  <text:p text:style-name="P14">Checks whether the system recommends protected groups at similar rate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3">Case 2: Facial Recognition in Policing</text:p>
      <text:p text:style-name="Standard"/>
      <text:p text:style-name="Standard"><text:span text:style-name="T1">Scenario: </text:span>Facial recognition misidentifies minorities at significantly higher rates, leading to wrongful arrests.</text:p>
      <text:p text:style-name="Standard"/>
      <text:p text:style-name="P3">1. Ethical Risks</text:p>
      <text:list text:style-name="L11">
        <text:list-item>
          <text:p text:style-name="P15">Wrongful Arrests and Misidentification</text:p>
          <text:list>
            <text:list-item>
              <text:list>
                <text:list-item>
                  <text:p text:style-name="P15">Minority groups face higher risk of being falsely matched, leading to: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false criminal records</text:p>
                            </text:list-item>
                            <text:list-item>
                              <text:p text:style-name="P15">loss of freedom</text:p>
                            </text:list-item>
                            <text:list-item>
                              <text:p text:style-name="P15">psychological harm</text:p>
                            </text:list-item>
                            <text:list-item>
                              <text:p text:style-name="P15">erosion of community trust in law enforcemen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text:style-name="L12">
        <text:list-item>
          <text:p text:style-name="P17">Privacy Violations</text:p>
          <text:list>
            <text:list-item>
              <text:list>
                <text:list-item>
                  <text:p text:style-name="P17">Mass surveillance may track individuals without consent, violating privacy rights and civil liberties.</text:p>
                </text:list-item>
              </text:list>
            </text:list-item>
          </text:list>
        </text:list-item>
      </text:list>
      <text:p text:style-name="Standard"/>
      <text:list text:style-name="L13">
        <text:list-item>
          <text:p text:style-name="P18">Discrimination and Inequality</text:p>
          <text:list>
            <text:list-item>
              <text:list>
                <text:list-item>
                  <text:p text:style-name="P18">Biased systems reinforce systemic racism and unequal treatment in policing.</text:p>
                </text:list-item>
              </text:list>
            </text:list-item>
          </text:list>
        </text:list-item>
      </text:list>
      <text:p text:style-name="Standard"/>
      <text:list text:style-name="L14">
        <text:list-item>
          <text:p text:style-name="P19">Lack of Transparency</text:p>
          <text:list>
            <text:list-item>
              <text:list>
                <text:list-item>
                  <text:p text:style-name="P19">Victims cannot understand or challenge AI-based decisions because algorithms are opaque.</text:p>
                </text:list-item>
              </text:list>
            </text:list-item>
          </text:list>
        </text:list-item>
      </text:list>
      <text:p text:style-name="Standard"/>
      <text:list text:style-name="L15">
        <text:list-item>
          <text:p text:style-name="P20">Overreliance on Technology</text:p>
          <text:list>
            <text:list-item>
              <text:list>
                <text:list-item>
                  <text:p text:style-name="P20">Police may assume the system is always correct, reducing human judgement.</text:p>
                </text:list-item>
              </text:list>
            </text:list-item>
          </text:list>
        </text:list-item>
      </text:list>
      <text:p text:style-name="Standard"/>
      <text:p text:style-name="P3">2. Recommend Policies for Responsible Deployment</text:p>
      <text:list text:style-name="L16">
        <text:list-item>
          <text:p text:style-name="P21">Mandatory Accuracy &amp; Bias Audits</text:p>
          <text:list>
            <text:list-item>
              <text:list>
                <text:list-item>
                  <text:p text:style-name="P21">Test models across racial, gender, and age groups.</text:p>
                </text:list-item>
                <text:list-item>
                  <text:p text:style-name="P21">Require minimum accuracy thresholds for each subgroup before deployment.</text:p>
                </text:list-item>
              </text:list>
            </text:list-item>
          </text:list>
        </text:list-item>
      </text:list>
      <text:p text:style-name="Standard"/>
      <text:list text:style-name="L17">
        <text:list-item>
          <text:p text:style-name="P22">Strict Human Oversight</text:p>
          <text:list>
            <text:list-item>
              <text:list>
                <text:list-item>
                  <text:p text:style-name="P22">AI should be used only as a supporting tool.</text:p>
                </text:list-item>
                <text:list-item>
                  <text:p text:style-name="P22">A positive match must be verified by trained human analysts.</text:p>
                </text:list-item>
              </text:list>
            </text:list-item>
          </text:list>
        </text:list-item>
      </text:list>
      <text:p text:style-name="Standard"/>
      <text:list text:style-name="L18">
        <text:list-item>
          <text:p text:style-name="P23">Transparency &amp; Documentation Requirements</text:p>
          <text:list>
            <text:list-item>
              <text:list>
                <text:list-item>
                  <text:p text:style-name="P23">Agencies must disclose:</text:p>
                  <text:list>
                    <text:list-item>
                      <text:list>
                        <text:list-item>
                          <text:p text:style-name="P23">datasets used</text:p>
                        </text:list-item>
                        <text:list-item>
                          <text:p text:style-name="P23">model accuracy</text:p>
                        </text:list-item>
                        <text:list-item>
                          <text:p text:style-name="P23"><text:soft-page-break/>limitations and risks</text:p>
                        </text:list-item>
                        <text:list-item>
                          <text:p text:style-name="P23">results of ongoing audi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text:style-name="L19">
        <text:list-item>
          <text:p text:style-name="P24">Consent, Privacy &amp; Legal Safeguards</text:p>
          <text:list>
            <text:list-item>
              <text:list>
                <text:list-item>
                  <text:p text:style-name="P24">Enforce GDPR-style protections where citizens can contest automated decisions.</text:p>
                </text:list-item>
                <text:list-item>
                  <text:p text:style-name="P24">Ban real-time public surveillance unless legally justified.</text:p>
                </text:list-item>
                <text:list-item>
                  <text:p text:style-name="P24">Require warrants for facial recognition use.</text:p>
                </text:list-item>
              </text:list>
            </text:list-item>
          </text:list>
        </text:list-item>
      </text:list>
      <text:p text:style-name="Standard"/>
      <text:list text:style-name="L20">
        <text:list-item>
          <text:p text:style-name="P25">Community Engagement &amp; Public Accountability</text:p>
          <text:list>
            <text:list-item>
              <text:list>
                <text:list-item>
                  <text:p text:style-name="P25">Involve civil rights groups in policy creation.</text:p>
                </text:list-item>
                <text:list-item>
                  <text:p text:style-name="P25">Publish annual fairness and impact reports.</text:p>
                </text:list-item>
              </text:list>
            </text:list-item>
          </text:list>
        </text:list-item>
      </text:list>
      <text:p text:style-name="Standard"/>
      <text:list text:style-name="L21">
        <text:list-item>
          <text:p text:style-name="P26">Use Only Fairness-Certified Vendors</text:p>
          <text:list>
            <text:list-item>
              <text:list>
                <text:list-item>
                  <text:p text:style-name="P27">Ensure systems meet standards such as:</text:p>
                  <text:list>
                    <text:list-item>
                      <text:list>
                        <text:list-item>
                          <text:p text:style-name="P27">Equal Opportunity</text:p>
                        </text:list-item>
                        <text:list-item>
                          <text:p text:style-name="P27">Demographic Parity</text:p>
                        </text:list-item>
                        <text:list-item>
                          <text:p text:style-name="P27">False Positive Rate Parit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fbce7" officeooo:paragraph-rsid="000fbce7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RICK WAMBUGU</text:p>
        <text:p text:style-name="MP1">POWER LEARN PROJECT AFRICA </text:p>
        <text:p text:style-name="MP1">AI FOR SOFTWARE ENGINEERING </text:p>
        <text:p text:style-name="MP1">WEEK 7 – ETHICAL <text:s/>A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CK WAMBUGU</meta:initial-creator>
    <meta:creation-date>2025-11-15T12:25:07.609519727</meta:creation-date>
    <dc:date>2025-11-15T12:39:52.523262083</dc:date>
    <dc:creator>ERICK WAMBUGU</dc:creator>
    <meta:editing-duration>PT14M46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3" meta:paragraph-count="76" meta:word-count="575" meta:character-count="3799" meta:non-whitespace-character-count="3357"/>
  </office:meta>
</office:document-meta>
</file>